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12cm" fo:margin-left="0cm" table:align="left"/>
    </style:style>
    <style:style style:name="Tableau1.A" style:family="table-column">
      <style:table-column-properties style:column-width="8.5cm"/>
    </style:style>
    <style:style style:name="Tableau1.B" style:family="table-column">
      <style:table-column-properties style:column-width="9.412cm"/>
    </style:style>
    <style:style style:name="Tableau1.A1" style:family="table-cell">
      <style:table-cell-properties fo:background-color="#00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00d12" officeooo:paragraph-rsid="00100d12"/>
    </style:style>
    <style:style style:name="P2" style:family="paragraph" style:parent-style-name="Text_20_body">
      <style:paragraph-properties fo:text-align="justify" style:justify-single-word="false"/>
      <style:text-properties officeooo:rsid="00100d12" officeooo:paragraph-rsid="00100d12"/>
    </style:style>
    <style:style style:name="P3" style:family="paragraph" style:parent-style-name="Text_20_body">
      <style:paragraph-properties fo:text-align="justify" style:justify-single-word="false"/>
      <style:text-properties officeooo:rsid="00102d17" officeooo:paragraph-rsid="00102d17"/>
    </style:style>
    <style:style style:name="P4" style:family="paragraph" style:parent-style-name="Table_20_Contents">
      <style:text-properties officeooo:rsid="00100d12" officeooo:paragraph-rsid="00100d12"/>
    </style:style>
    <style:style style:name="P5" style:family="paragraph" style:parent-style-name="Table_20_Contents">
      <style:paragraph-properties fo:text-align="justify" style:justify-single-word="false"/>
      <style:text-properties officeooo:rsid="00100d12" officeooo:paragraph-rsid="00100d12"/>
    </style:style>
    <style:style style:name="P6" style:family="paragraph" style:parent-style-name="Table_20_Contents">
      <style:paragraph-properties fo:text-align="justify" style:justify-single-word="false"/>
      <style:text-properties officeooo:rsid="00102d17" officeooo:paragraph-rsid="00102d17"/>
    </style:style>
    <style:style style:name="T1" style:family="text">
      <style:text-properties officeooo:rsid="0013aa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traintes</text:h>
      <text:p text:style-name="Heading">Documentation</text:p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Document</text:p>
          </table:table-cell>
          <table:table-cell table:style-name="Tableau1.B1" office:value-type="string">
            <text:p text:style-name="P4">Objectif</text:p>
          </table:table-cell>
        </table:table-row>
        <table:table-row>
          <table:table-cell table:style-name="Tableau1.A4" office:value-type="string">
            <text:p text:style-name="P4">Cahier des charges</text:p>
          </table:table-cell>
          <table:table-cell table:style-name="Tableau1.B4" office:value-type="string">
            <text:p text:style-name="P5">Spécifier les besoins du client, les fonctionnalités attendues de l'application, ainsi que les contraintes liées au projet.</text:p>
          </table:table-cell>
        </table:table-row>
        <table:table-row>
          <table:table-cell table:style-name="Tableau1.A4" office:value-type="string">
            <text:p text:style-name="P4">Dossier d'analyse et de conception</text:p>
          </table:table-cell>
          <table:table-cell table:style-name="Tableau1.B4" office:value-type="string">
            <text:p text:style-name="P6">Présenter les outils et technologies utilisées dans le cadre du projet et préciser son architecture.</text:p>
          </table:table-cell>
        </table:table-row>
        <table:table-row>
          <table:table-cell table:style-name="Tableau1.A4" office:value-type="string">
            <text:p text:style-name="P4">Manuel utilisateur</text:p>
          </table:table-cell>
          <table:table-cell table:style-name="Tableau1.B4" office:value-type="string">
            <text:p text:style-name="P6">Indiquer à l'utilisateur comment utiliser les différentes fonctionnalités présentes dans l'application.</text:p>
          </table:table-cell>
        </table:table-row>
      </table:table>
      <text:p text:style-name="P1"/>
      <text:p text:style-name="Heading">Délais</text:p>
      <text:p text:style-name="Text_20_body"/>
      <text:p text:style-name="P3">Tous les livrables qui accompagnent l'application, ainsi que l'application elle-même doivent être rendus le ????.</text:p>
      <text:p text:style-name="P2"/>
      <text:p text:style-name="Heading">Contraintes techniques</text:p>
      <text:p text:style-name="Text_20_body"/>
      <text:p text:style-name="Text_20_body">Le développement de l'application se fera avec ces moyens techniques :</text:p>
      <text:p text:style-name="Text_20_body">- Compatibilité avec le langage Ruby dans sa version 1.9.3 </text:p>
      <text:p text:style-name="Text_20_body">- Interface graphique avec la bibliothèque logicielle GTK </text:p>
      <text:p text:style-name="Text_20_body">- Mise en œuvre de la persistance des données à l'aide de <text:span text:style-name="T1">la sérialisation.</text:span></text:p>
      <text:p text:style-name="Text_20_body">- Compatibilité avec la version de Ruby disponible sur Hop3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Arial1" fo:font-family="Arial" style:font-family-generic="roman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01:18:00</meta:creation-date>
    <dc:title>Cahier des charges</dc:title>
    <meta:initial-creator>Minimomo</meta:initial-creator>
    <dc:subject>Projet tuteuré S3 : POULPE (Portes-Ouvertes Université de Laval : Poste des Enquêtes)</dc:subject>
    <dc:date>2014-02-11T09:28:36.004000000</dc:date>
    <meta:editing-duration>PT1M44S</meta:editing-duration>
    <meta:editing-cycles>4</meta:editing-cycles>
    <meta:generator>LibreOffice/4.1.3.2$Windows_x86 LibreOffice_project/70feb7d99726f064edab4605a8ab840c50ec57a</meta:generator>
    <meta:document-statistic meta:table-count="1" meta:image-count="0" meta:object-count="0" meta:page-count="1" meta:paragraph-count="18" meta:word-count="128" meta:character-count="900" meta:non-whitespace-character-count="788"/>
  </office:meta>
</office:document-meta>
</file>